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1bd0" officeooo:paragraph-rsid="00151bd0"/>
    </style:style>
    <style:style style:name="P2" style:family="paragraph" style:parent-style-name="Standard" style:list-style-name="L1">
      <style:text-properties officeooo:paragraph-rsid="00151bd0"/>
    </style:style>
    <style:style style:name="P3" style:family="paragraph" style:parent-style-name="Standard" style:list-style-name="L2">
      <style:text-properties officeooo:paragraph-rsid="00151bd0"/>
    </style:style>
    <style:style style:name="P4" style:family="paragraph" style:parent-style-name="Standard" style:list-style-name="L3">
      <style:text-properties officeooo:paragraph-rsid="00151bd0"/>
    </style:style>
    <style:style style:name="P5" style:family="paragraph" style:parent-style-name="Standard" style:list-style-name="L4">
      <style:text-properties officeooo:paragraph-rsid="00151bd0"/>
    </style:style>
    <style:style style:name="P6" style:family="paragraph" style:parent-style-name="Standard" style:list-style-name="L5">
      <style:text-properties officeooo:paragraph-rsid="00151bd0"/>
    </style:style>
    <style:style style:name="T1" style:family="text">
      <style:text-properties officeooo:rsid="00151b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6990525052284220" text:style-name="L3">
        <text:list-item>
          <text:p text:style-name="P4"><text:span text:style-name="T1"># for room in room_ids:</text:span></text:p>
        </text:list-item>
      </text:list>
      <text:p text:style-name="P1"><text:s text:c="8"/># <text:s text:c="5"/>self.room_guest_line_ids = [(4, room)]</text:p>
      <text:p text:style-name="P1"><text:s text:c="8"/># print("room", room_ids.id)</text:p>
      <text:p text:style-name="P1"><text:s text:c="8"/># res.update({</text:p>
      <text:p text:style-name="P1"><text:s text:c="8"/># <text:s text:c="8"/>"room_guest_line_ids": [(4, room_ids.ids, 0)]</text:p>
      <text:p text:style-name="P1"><text:s text:c="8"/># })</text:p>
      <text:p text:style-name="P1"><text:s text:c="8"/>#</text:p>
      <text:p text:style-name="P1"><text:s text:c="8"/># room_book_ids = self.env.context.get("room_no") or False</text:p>
      <text:p text:style-name="P1"/>
      <text:p text:style-name="P1"><text:s text:c="8"/># self.write(</text:p>
      <text:p text:style-name="P1"><text:s text:c="8"/># <text:s text:c="4"/>{</text:p>
      <text:p text:style-name="P1"><text:s text:c="8"/># <text:s text:c="8"/>"room_guest_line_ids": [(0, 0, {'room_id': 1})]</text:p>
      <text:p text:style-name="P1"><text:s text:c="8"/># <text:s text:c="4"/>}</text:p>
      <text:p text:style-name="P1"><text:s text:c="8"/># )</text:p>
      <text:p text:style-name="P1"/>
      <text:p text:style-name="P1"><text:s text:c="8"/># get_room_ids = self.env["hotel.room"].browse(room_book_ids)</text:p>
      <text:p text:style-name="P1"/>
      <text:p text:style-name="P1"><text:s text:c="8"/># self.room_guest_line_ids.room_id = [(4, 0, rooms) for rooms in get_room_ids]</text:p>
      <text:p text:style-name="P1"/>
      <text:p text:style-name="P1"><text:s text:c="8"/></text:p>
      <text:list xml:id="list8569671273307155589" text:style-name="L4">
        <text:list-item>
          <text:p text:style-name="P5"><text:span text:style-name="T1">self.write(</text:span></text:p>
        </text:list-item>
      </text:list>
      <text:p text:style-name="P1"><text:s text:c="12"/>{</text:p>
      <text:p text:style-name="P1"><text:s text:c="16"/>"room_guest_line_ids": [(0, 0, {'room_id': 1})]</text:p>
      <text:p text:style-name="P1"><text:s text:c="12"/>}</text:p>
      <text:p text:style-name="P1"><text:s text:c="8"/>)</text:p>
      <text:p text:style-name="P1"/>
      <text:p text:style-name="P1"/>
      <text:list xml:id="list8317359664152389664" text:style-name="L5">
        <text:list-item>
          <text:p text:style-name="P6"><text:span text:style-name="T1">I assume, that you use the domain in a window action. If you want to use it in a view, you should use &amp;lt;= instead of &lt;=.</text:span></text:p>
        </text:list-item>
      </text:list>
      <text:p text:style-name="P1"/>
      <text:list xml:id="list105820844889628" text:continue-numbering="true" text:style-name="L5">
        <text:list-item>
          <text:p text:style-name="P6"><text:span text:style-name="T1"><text:s text:c="9"/>reg_id_to_be_cancelled = self.env["hotel.room.registration"].search([("reg_state", "=", "process"),</text:span></text:p>
        </text:list-item>
      </text:list>
      <text:p text:style-name="P1"><text:s text:c="77"/>('create_date', '&lt;=', previous_date)])</text:p>
      <text:p text:style-name="P1"/>
      <text:p text:style-name="P1"/>
      <text:p text:style-name="P1"/>
      <text:p text:style-name="P1"/>
      <text:p text:style-name="P1"/>
      <text:list xml:id="list3079532481679583278" text:style-name="L2">
        <text:list-item>
          <text:p text:style-name="P3"><text:span text:style-name="T1">reg_id_to_be_cancelled = self.env["hotel.room.registration"].search([("reg_state", "=", "process"),</text:span></text:p>
        </text:list-item>
      </text:list>
      <text:p text:style-name="P1"><text:s text:c="77"/>('create_date', '&lt;=', ((datetime.date.to</text:p>
      <text:p text:style-name="P1"/>
      <text:p text:style-name="P1"/>
      <text:p text:style-name="P1"/>
      <text:p text:style-name="P1"/>
      <text:list xml:id="list3590624145617692341" text:style-name="L1">
        <text:list-item>
          <text:p text:style-name="P2"><text:span text:style-name="T1">room_ids_to_draft = self.env["hotel.room.registration"].search([('end_date', '=', ((datetime.date.today()).strftime('%Y-%m-%d')))]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0:57:43.833944040</meta:creation-date>
    <dc:date>2021-03-19T10:58:19.703715975</dc:date>
    <meta:editing-duration>PT36S</meta:editing-duration>
    <meta:editing-cycles>1</meta:editing-cycles>
    <meta:document-statistic meta:table-count="0" meta:image-count="0" meta:object-count="0" meta:page-count="1" meta:paragraph-count="27" meta:word-count="120" meta:character-count="1381" meta:non-whitespace-character-count="933"/>
    <meta:generator>LibreOffice/5.1.6.2$Linux_X86_64 LibreOffice_project/10m0$Build-2</meta:generator>
  </office:meta>
</office:document-meta>
</file>